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083" officeooo:paragraph-rsid="0014c083"/>
    </style:style>
    <style:style style:name="T1" style:family="text">
      <style:text-properties officeooo:rsid="00154b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saje de Ezequie<text:span text:style-name="T1">l</text:span> Rodriguez</text:p>
      <text:p text:style-name="P1">Este mensaje es para saber si puedo enviar este documento al repositorio de Ernesto.</text:p>
      <text:p text:style-name="P1">Domingo 8 de agosto de 2021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9:58:37.829593167</meta:creation-date>
    <dc:date>2021-08-08T20:05:15.583990307</dc:date>
    <meta:editing-duration>PT5M4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4" meta:character-count="141" meta:non-whitespace-character-count="120"/>
  </office:meta>
</office:document-meta>
</file>